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([.$H2]=1))" style:apply-style-name="Bad" style:base-cell-address="Sheet1.A2"/>
      <style:map style:condition="is-true-formula(([.$H2]=0))" style:apply-style-name="Good" style:base-cell-address="Sheet1.A2"/>
    </style:style>
    <style:style style:name="ce3" style:family="table-cell" style:parent-style-name="Default">
      <style:text-properties fo:font-weight="bold" style:font-weight-asian="bold" style:font-weight-complex="bold"/>
      <style:map style:condition="is-true-formula(([.$H2]=1))" style:apply-style-name="Bad" style:base-cell-address="Sheet1.A2"/>
      <style:map style:condition="is-true-formula(([.$H2]=0))" style:apply-style-name="Good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eater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sand</text:p>
          </table:table-cell>
          <table:table-cell table:style-name="ce1" office:value-type="string" calcext:value-type="string">
            <text:p>planetoid</text:p>
          </table:table-cell>
          <table:table-cell table:style-name="ce1" office:value-type="string" calcext:value-type="string">
            <text:p>wreath</text:p>
          </table:table-cell>
          <table:table-cell table:style-name="ce1" office:value-type="string" calcext:value-type="string">
            <text:p>pointer</text:p>
          </table:table-cell>
          <table:table-cell table:style-name="ce1"/>
          <table:table-cell table:style-name="ce1" office:value-type="string" calcext:value-type="string">
            <text:p>result</text:p>
          </table:table-cell>
          <table:table-cell table:style-name="ce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YA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calcext:conditional-formats>
          <calcext:conditional-format calcext:target-range-address="Sheet1.H2:Sheet1.H2">
            <calcext:condition calcext:apply-style-name="Bad" calcext:value="formula-is([$Sheet1.$H$2] == 1)" calcext:base-cell-address="Sheet1.H2"/>
          </calcext:conditional-format>
          <calcext:conditional-format calcext:target-range-address="Sheet1.A2:Sheet1.G60 Sheet1.A61:Sheet1.G65 Sheet1.H2:Sheet1.H65">
            <calcext:condition calcext:apply-style-name="Bad" calcext:value="formula-is(([.$H2]=1))" calcext:base-cell-address="Sheet1.A2"/>
            <calcext:condition calcext:apply-style-name="Good" calcext:value="formula-is(([.$H2]=0))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H65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q </meta:initial-creator>
    <meta:creation-date>2019-12-25T06:54:12.398000000</meta:creation-date>
    <dc:date>2019-12-25T07:21:33.553000000</dc:date>
    <dc:creator>kq </dc:creator>
    <meta:editing-duration>PT6M16S</meta:editing-duration>
    <meta:editing-cycles>1</meta:editing-cycles>
    <meta:document-statistic meta:table-count="1" meta:cell-count="456" meta:object-count="0"/>
    <meta:generator>LibreOffice/6.1.3.2$Windows_X86_64 LibreOffice_project/86daf60bf00efa86ad547e59e09d6bb77c699acb</meta:generator>
  </office:meta>
</office:document-meta>
</file>